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font-size="13pt" style:text-underline-style="none" fo:font-weight="normal" officeooo:rsid="0002a52c" officeooo:paragraph-rsid="0002a52c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07dc3c" officeooo:paragraph-rsid="0007dc3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7dc3c" officeooo:paragraph-rsid="000b7069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259c7d" officeooo:paragraph-rsid="00259c7d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59c7d" officeooo:paragraph-rsid="0026fec7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59c7d" officeooo:paragraph-rsid="00297db6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59c7d" officeooo:paragraph-rsid="002df311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339735" officeooo:paragraph-rsid="00339735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0f475e" officeooo:paragraph-rsid="0007dc3c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6fec7" officeooo:paragraph-rsid="0026fec7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style:font-name="AnjaliOldLipi" fo:font-size="13pt" style:text-underline-style="none" fo:font-weight="normal" officeooo:rsid="0002a52c" officeooo:paragraph-rsid="0002a52c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259c7d" officeooo:paragraph-rsid="00259c7d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paragraph-rsid="00259c7d"/>
    </style:style>
    <style:style style:name="T1" style:family="text">
      <style:text-properties style:font-name="AnjaliOldLipi" fo:font-size="20pt" style:text-underline-style="solid" style:text-underline-width="auto" style:text-underline-color="font-color" fo:font-weight="bold" officeooo:rsid="0002a52c" style:font-size-asian="17.5pt" style:font-weight-asian="bold" style:font-size-complex="20pt" style:font-weight-complex="bold"/>
    </style:style>
    <style:style style:name="T2" style:family="text">
      <style:text-properties officeooo:rsid="0008b1d1"/>
    </style:style>
    <style:style style:name="T3" style:family="text">
      <style:text-properties officeooo:rsid="000a9f95"/>
    </style:style>
    <style:style style:name="T4" style:family="text">
      <style:text-properties officeooo:rsid="000b7069"/>
    </style:style>
    <style:style style:name="T5" style:family="text">
      <style:text-properties officeooo:rsid="000c7358"/>
    </style:style>
    <style:style style:name="T6" style:family="text">
      <style:text-properties style:text-position="super 58%" officeooo:rsid="000c7358"/>
    </style:style>
    <style:style style:name="T7" style:family="text">
      <style:text-properties style:text-position="super 58%" officeooo:rsid="003636d0"/>
    </style:style>
    <style:style style:name="T8" style:family="text">
      <style:text-properties officeooo:rsid="000d1e45"/>
    </style:style>
    <style:style style:name="T9" style:family="text">
      <style:text-properties officeooo:rsid="000f475e"/>
    </style:style>
    <style:style style:name="T10" style:family="text">
      <style:text-properties officeooo:rsid="00120901"/>
    </style:style>
    <style:style style:name="T11" style:family="text">
      <style:text-properties officeooo:rsid="0012e4ee"/>
    </style:style>
    <style:style style:name="T12" style:family="text">
      <style:text-properties officeooo:rsid="0013bcb8"/>
    </style:style>
    <style:style style:name="T13" style:family="text">
      <style:text-properties officeooo:rsid="0018653a"/>
    </style:style>
    <style:style style:name="T14" style:family="text">
      <style:text-properties officeooo:rsid="001d1dde"/>
    </style:style>
    <style:style style:name="T15" style:family="text">
      <style:text-properties officeooo:rsid="002163a9"/>
    </style:style>
    <style:style style:name="T16" style:family="text">
      <style:text-properties officeooo:rsid="0026fec7"/>
    </style:style>
    <style:style style:name="T17" style:family="text">
      <style:text-properties officeooo:rsid="0027a852"/>
    </style:style>
    <style:style style:name="T18" style:family="text">
      <style:text-properties officeooo:rsid="00297db6"/>
    </style:style>
    <style:style style:name="T19" style:family="text">
      <style:text-properties officeooo:rsid="002ba9e1"/>
    </style:style>
    <style:style style:name="T20" style:family="text">
      <style:text-properties officeooo:rsid="002df311"/>
    </style:style>
    <style:style style:name="T21" style:family="text">
      <style:text-properties officeooo:rsid="002df400"/>
    </style:style>
    <style:style style:name="T22" style:family="text">
      <style:text-properties officeooo:rsid="002ea925"/>
    </style:style>
    <style:style style:name="T23" style:family="text">
      <style:text-properties officeooo:rsid="0030e68f"/>
    </style:style>
    <style:style style:name="T24" style:family="text">
      <style:text-properties officeooo:rsid="003636d0"/>
    </style:style>
    <style:style style:name="T25" style:family="text">
      <style:text-properties officeooo:rsid="00382a12"/>
    </style:style>
    <style:style style:name="T26" style:family="text">
      <style:text-properties officeooo:rsid="0038a83e"/>
    </style:style>
    <style:style style:name="T27" style:family="text">
      <style:text-properties officeooo:rsid="0039604a"/>
    </style:style>
    <style:style style:name="T28" style:family="text">
      <style:text-properties fo:font-variant="normal" fo:text-transform="none" fo:color="#202124" loext:opacity="100%" style:font-name="Roboto" fo:font-size="9.75pt" fo:letter-spacing="normal" fo:font-style="normal"/>
    </style:style>
    <style:style style:name="T29" style:family="text">
      <style:text-properties fo:font-variant="normal" fo:text-transform="none" fo:color="#202124" loext:opacity="100%" style:font-name="Roboto" fo:font-size="9.75pt" fo:letter-spacing="normal" fo:font-style="normal" officeooo:rsid="00406dbd"/>
    </style:style>
    <style:style style:name="T30" style:family="text">
      <style:text-properties style:text-underline-style="none" officeooo:rsid="00259c7d" style:font-size-asian="11.3500003814697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ongo DB</text:span></text:p>
      <text:p text:style-name="P11">Morning :</text:p>
      <text:p text:style-name="P1">--------------</text:p>
      <text:p text:style-name="P1"/>
      <text:p text:style-name="P2">Sql,= Databases, i.e my sql, oracle, postgres are sql databases which are RDBMS where data is stored in tables.</text:p>
      <text:p text:style-name="P2"/>
      <text:p text:style-name="P2">NoSQL Data bases -&gt; We don’t write SQL queries here.</text:p>
      <text:p text:style-name="P2"/>
      <text:p text:style-name="P2">Scaling : Anything will be of either Horizontal or Vertical Scalling.</text:p>
      <text:p text:style-name="P2"><text:tab/></text:p>
      <text:p text:style-name="P2"><text:tab/>Vertical Scalling : To increase we’ll add more ram, SSD etc.</text:p>
      <text:p text:style-name="P2"><text:tab/>Horizontal Scalling : To add more machines to meet the demand.</text:p>
      <text:p text:style-name="P2"/>
      <text:p text:style-name="P2">Mongo : </text:p>
      <text:p text:style-name="P2"><text:tab/></text:p>
      <text:p text:style-name="P2"><text:tab/><text:span text:style-name="T3">1) </text:span>It’s a NoSQL databases</text:p>
      <text:p text:style-name="P2"><text:tab/><text:span text:style-name="T3">2) </text:span>It’s a Document Oriented Databases</text:p>
      <text:p text:style-name="P2"><text:tab/><text:span text:style-name="T3">3) </text:span>It’s not a RDBMS, so concept of joins is not there.</text:p>
      <text:p text:style-name="P2"><text:tab/><text:span text:style-name="T3">4) </text:span>It’s an High Performance Database and Easily scalable <text:span text:style-name="T2">i.e Horizontal scalling.</text:span></text:p>
      <text:p text:style-name="P2"><text:tab/><text:span text:style-name="T3">5) </text:span><text:span text:style-name="T2">Instead of SQL, JS used a squery language.</text:span></text:p>
      <text:p text:style-name="P2"><text:tab/><text:span text:style-name="T3">6) </text:span><text:span text:style-name="T2">It has drivers for Java, python and various other languages to establish <text:tab/><text:tab/><text:tab/><text:tab/>connections.;</text:span></text:p>
      <text:p text:style-name="P2"><text:tab/><text:span text:style-name="T3">7) </text:span><text:span text:style-name="T2">Defalut port mongo uses is 27017, just like default port postgres uses is 5432 and <text:tab/><text:tab/>mysql 3306 and Ofcourse we can change the ports, but those are the default <text:tab/><text:tab/>ports.</text:span></text:p>
      <text:p text:style-name="P9"><text:tab/>8) It uses bsons for storage.</text:p>
      <text:p text:style-name="P2"/>
      <text:p text:style-name="P2"/>
      <text:p text:style-name="P2"><text:tab/><text:span text:style-name="T9">Bsons : Look wise look similar to jsons but are bunary jsons.</text:span></text:p>
      <text:p text:style-name="P2"/>
      <text:p text:style-name="P2"/>
      <text:p text:style-name="P3"><text:tab/><text:span text:style-name="T4">Horizontal Scalling in MongoDB :</text:span></text:p>
      <text:p text:style-name="P3"><text:tab/><text:tab/><text:span text:style-name="T4">It uses replicas, and there will be Primary</text:span><text:span text:style-name="T5">(Only 1 and the 1</text:span><text:span text:style-name="T6">st</text:span><text:span text:style-name="T5"> one)</text:span><text:span text:style-name="T4">, <text:tab/><text:tab/><text:tab/><text:tab/>secondary</text:span><text:span text:style-name="T5">(can be many)</text:span></text:p>
      <text:p text:style-name="P3"><text:tab/></text:p>
      <text:p text:style-name="P3"><text:tab/><text:tab/><text:tab/><text:span text:style-name="T4">Write requests come to primary one.</text:span></text:p>
      <text:p text:style-name="P3"><text:tab/><text:tab/><text:tab/><text:span text:style-name="T4">Read requests go to secondary replicas.</text:span></text:p>
      <text:p text:style-name="P3"><text:tab/><text:tab/><text:tab/><text:span text:style-name="T8">If primary replica is down then any secondary one can be made <text:tab/><text:tab/><text:tab/><text:tab/><text:tab/>primary.</text:span></text:p>
      <text:p text:style-name="P3"><text:tab/></text:p>
      <text:p text:style-name="P3"><text:tab/></text:p>
      <text:p text:style-name="P3"><text:tab/>- <text:span text:style-name="T10">Mongo DataBase contains collections. If we want we can relate collections to tables <text:tab/>in RDBMS. Like tables have rows, collections have documents. <text:s/></text:span><text:span text:style-name="T11">That is why it’s <text:tab/>Documented oriented databases and also Object oriented Databases, </text:span><text:span text:style-name="T12">which RDBMS <text:tab/>are not. Also, the table schema(Ex : If the table has 3 columsn id, name, age all the <text:tab/>rows should have the same the 3 columns) is very strict in RDBMS, here schema is </text:span><text:soft-page-break/><text:span text:style-name="T12"><text:tab/>dynamic(One document can have id, name, age and anothe document can have id, <text:tab/>name, age and addrees and other document can have other things as well)</text:span></text:p>
      <text:p text:style-name="P3"/>
      <text:p text:style-name="P3"><text:tab/>- <text:span text:style-name="T14">Comming to object oriented stuff, in SQL to stablish relation b/w two tables we <text:tab/>used foreign key, which is a primary key of another table. But here in MongoDb, we <text:tab/>can add the objet of that another collection/table etc. </text:span></text:p>
      <text:p text:style-name="P3"/>
      <text:p text:style-name="P3"><text:tab/>- <text:span text:style-name="T13">If we need to run more no.of.queries and we want, no duplications and some other <text:tab/>use SQL.</text:span></text:p>
      <text:p text:style-name="P3"/>
      <text:p text:style-name="P3"><text:tab/>- <text:span text:style-name="T15">Every Document has one field that is unique and that’s the Id(in most cases)</text:span></text:p>
      <text:p text:style-name="P3"/>
      <text:p text:style-name="P4">Commands :</text:p>
      <text:p text:style-name="P4">--------------------</text:p>
      <text:p text:style-name="P4">-&gt; <text:span text:style-name="T26">To download/ run the Docker</text:span></text:p>
      <text:p text:style-name="P13"><text:span text:style-name="T30"><text:tab/></text:span><text:span text:style-name="T28">docker run -p 27017:27017 -d mongo </text:span><text:span text:style-name="T29">(or) </text:span></text:p>
      <text:p text:style-name="P4"><text:tab/>docker run --name mongo -d mongo:5.0.14</text:p>
      <text:p text:style-name="P4"/>
      <text:p text:style-name="P4">-&gt; <text:span text:style-name="T26">To see what’s in dopcker</text:span></text:p>
      <text:p text:style-name="P4"><text:tab/>docker ps</text:p>
      <text:p text:style-name="P4"/>
      <text:p text:style-name="P4">-&gt; <text:span text:style-name="T26">To start mongo</text:span></text:p>
      <text:p text:style-name="P4"><text:tab/>docker exec -it mongo bash</text:p>
      <text:p text:style-name="P4"><text:tab/><text:span text:style-name="T27">mongo</text:span></text:p>
      <text:p text:style-name="P4"/>
      <text:p text:style-name="P4">-&gt; To check Current DataBases</text:p>
      <text:p text:style-name="P4"><text:tab/>show dbs</text:p>
      <text:p text:style-name="P4"/>
      <text:p text:style-name="P4">-&gt; <text:span text:style-name="T16">Create a Database</text:span></text:p>
      <text:p text:style-name="P4"><text:tab/><text:span text:style-name="T16">use empDB</text:span></text:p>
      <text:p text:style-name="P4"/>
      <text:p text:style-name="P4">-&gt; <text:span text:style-name="T16">Create a collection</text:span></text:p>
      <text:p text:style-name="P4"><text:tab/>db.createCollection("employees")</text:p>
      <text:p text:style-name="P4"/>
      <text:p text:style-name="P4">-&gt; <text:span text:style-name="T16">Drop Collection</text:span></text:p>
      <text:p text:style-name="P4"><text:tab/><text:span text:style-name="T16">db.employees.drop()</text:span></text:p>
      <text:p text:style-name="P4"/>
      <text:p text:style-name="P5">-&gt; <text:span text:style-name="T16">To get the collection names</text:span></text:p>
      <text:p text:style-name="P10"><text:tab/>db.getCollectionNames()</text:p>
      <text:p text:style-name="P5"/>
      <text:p text:style-name="P5">-&gt; <text:span text:style-name="T17">To insert document</text:span></text:p>
      <text:p text:style-name="P5"><text:tab/>db.employees.insert({name: 'Mirazul', age: 21})</text:p>
      <text:p text:style-name="P5"/>
      <text:p text:style-name="P5">-&gt; <text:span text:style-name="T17">To fetch all</text:span></text:p>
      <text:p text:style-name="P5"><text:tab/><text:span text:style-name="T17">db.employees.find()</text:span></text:p>
      <text:p text:style-name="P5">-&gt; <text:span text:style-name="T17">To see the find result good, </text:span></text:p>
      <text:p text:style-name="P5"><text:tab/><text:span text:style-name="T17">db.employees.find().pretty()</text:span></text:p>
      <text:p text:style-name="P5"/>
      <text:p text:style-name="P5"><text:soft-page-break/>-&gt; <text:span text:style-name="T18">To find a particular collection,</text:span></text:p>
      <text:p text:style-name="P5"><text:tab/>db.employees.find( {id: 'a1'} )</text:p>
      <text:p text:style-name="P5"/>
      <text:p text:style-name="P5">-&gt; <text:span text:style-name="T18">To find a colection greater than something</text:span></text:p>
      <text:p text:style-name="P5"><text:tab/>db.employees.find( {age: {$gt : 18 }} )</text:p>
      <text:p text:style-name="P5"/>
      <text:p text:style-name="P6">-&gt; <text:span text:style-name="T18">To find a colection less than something</text:span></text:p>
      <text:p text:style-name="P6"><text:tab/>db.employees.find( {age: {$<text:span text:style-name="T18">l</text:span>t : 18 }} )</text:p>
      <text:p text:style-name="P6"/>
      <text:p text:style-name="P6">-&gt; <text:span text:style-name="T18">To find a colection greater than equal to something</text:span></text:p>
      <text:p text:style-name="P6"><text:tab/>db.employees.find( {age: {$gt<text:span text:style-name="T18">e</text:span> : 18 }} )</text:p>
      <text:p text:style-name="P6"/>
      <text:p text:style-name="P6">-&gt; <text:span text:style-name="T18">To find a colection less than equal to something</text:span></text:p>
      <text:p text:style-name="P6"><text:tab/>db.employees.find( {age: {$<text:span text:style-name="T18">l</text:span>t<text:span text:style-name="T18">e</text:span> : 18 }} )</text:p>
      <text:p text:style-name="P6"/>
      <text:p text:style-name="P6"/>
      <text:p text:style-name="P6">-&gt; <text:span text:style-name="T19">To use or</text:span></text:p>
      <text:p text:style-name="P6"><text:tab/>db.employees.find( {$or: [{age: 21}, {age: 31}] } )</text:p>
      <text:p text:style-name="P6"/>
      <text:p text:style-name="P7">-&gt; <text:span text:style-name="T19">To use </text:span><text:span text:style-name="T20">and </text:span></text:p>
      <text:p text:style-name="P7"><text:tab/>db.employees.find( {$<text:span text:style-name="T20">and</text:span>: [{age: 21}, {<text:span text:style-name="T20">name</text:span>: ‘<text:span text:style-name="T20">Mirazul</text:span>’}] } )</text:p>
      <text:p text:style-name="P7"><text:tab/><text:span text:style-name="T21">db.employees.find( { name: ‘sohail’, age: 21 } )</text:span></text:p>
      <text:p text:style-name="P7"/>
      <text:p text:style-name="P7">-&gt; <text:span text:style-name="T22">Using Not operator</text:span></text:p>
      <text:p text:style-name="P7"><text:tab/>db.employees.find( { age: { $not : {$gte:22}}} )</text:p>
      <text:p text:style-name="P7"/>
      <text:p text:style-name="P7">-&gt; <text:span text:style-name="T23">To delete many Documents based on <text:s/>a thing</text:span></text:p>
      <text:p text:style-name="P7"><text:tab/>db.employees.deleteMany({age: 21})</text:p>
      <text:p text:style-name="P7"/>
      <text:p text:style-name="P7">-&gt; <text:span text:style-name="T23">To delete dpocument based on id</text:span></text:p>
      <text:p text:style-name="P7"><text:tab/>db.employees.deleteMany({id: 'a1'})</text:p>
      <text:p text:style-name="P7"/>
      <text:p text:style-name="P8">-&gt; &gt; db.employees.insert({_id: 'e1', age: 23, name: 'Alfayeed'})</text:p>
      <text:p text:style-name="P8">WriteResult({ "nInserted" : 1 })</text:p>
      <text:p text:style-name="P8">&gt; db.employees.insert({_id: 2, age: 23, name: 'Alfayeed'})</text:p>
      <text:p text:style-name="P8">WriteResult({ "nInserted" : 1 })</text:p>
      <text:p text:style-name="P8">&gt; db.employees.insert({_id: 'e2', age: 24, name: 'Abhishek'})</text:p>
      <text:p text:style-name="P8">WriteResult({ "nInserted" : 1 })</text:p>
      <text:p text:style-name="P8">&gt; db.employees.insert({_id: 'e3', age: 32, name: 'kohli'})</text:p>
      <text:p text:style-name="P8">WriteResult({ "nInserted" : 1 })</text:p>
      <text:p text:style-name="P8">&gt; db.employees.insert({_id: 'e4', age: 32, name: 'gambhir', address: {"city": "Delhi"}})</text:p>
      <text:p text:style-name="P8">WriteResult({ "nInserted" : 1 })</text:p>
      <text:p text:style-name="P8"/>
      <text:p text:style-name="P8">&gt; db.employees.insert({_id: 'e1', age: 23, name: 'Alfayeed'})</text:p>
      <text:p text:style-name="P8">WriteResult({ "nInserted" : 1 })</text:p>
      <text:p text:style-name="P8">&gt; db.employees.insert({_id: 2, age: 23, name: 'Alfayeed'})</text:p>
      <text:p text:style-name="P8">WriteResult({ "nInserted" : 1 })</text:p>
      <text:p text:style-name="P8">&gt; db.employees.insert({_id: 'e2', age: 24, name: 'Abhishek'})</text:p>
      <text:p text:style-name="P8"><text:soft-page-break/>WriteResult({ "nInserted" : 1 })</text:p>
      <text:p text:style-name="P8">&gt; db.employees.insert({_id: 'e3', age: 32, name: 'kohli'})</text:p>
      <text:p text:style-name="P8">WriteResult({ "nInserted" : 1 })</text:p>
      <text:p text:style-name="P8">&gt; db.employees.insert({_id: 'e4', age: 32, name: 'gambhir', address: {"city": "Delhi"}})</text:p>
      <text:p text:style-name="P8"/>
      <text:p text:style-name="P8">&gt; WriteResult({ "nInserted" : 1 })</text:p>
      <text:p text:style-name="P8"><text:tab/>{ "_id" : "e1", "age" : 23, "name" : "Alfayeed" }</text:p>
      <text:p text:style-name="P8">{ "_id" : 2, "age" : 23, "name" : "Alfayeed" }</text:p>
      <text:p text:style-name="P8">{ "_id" : "e2", "age" : 24, "name" : "Abhishek" }</text:p>
      <text:p text:style-name="P8">{ "_id" : "e3", "age" : 32, "name" : "kohli" }</text:p>
      <text:p text:style-name="P8">{ "_id" : "e4", "age" : 32, "name" : "gambhir", "address" : { "city" : "Delhi" } }</text:p>
      <text:p text:style-name="P8">-&gt; <text:span text:style-name="T24">To update </text:span></text:p>
      <text:p text:style-name="P8"><text:tab/>db.employees.update({ _id: 'e3'}, {name: 'Sehwag'})</text:p>
      <text:p text:style-name="P8"><text:tab/><text:tab/><text:span text:style-name="T24">1</text:span><text:span text:style-name="T7">st</text:span><text:span text:style-name="T24"> {where to be update} and 2</text:span><text:span text:style-name="T7">nd</text:span><text:span text:style-name="T24"> {what to be updated}</text:span></text:p>
      <text:p text:style-name="P8"/>
      <text:p text:style-name="P8">-&gt; <text:span text:style-name="T25">To use the merge concept like in jdbc</text:span></text:p>
      <text:p text:style-name="P8"><text:tab/>db.employees.save({ _id: 'e5', name: 'jfba,fbau'})</text:p>
      <text:p text:style-name="P8"><text:tab/><text:tab/><text:span text:style-name="T25">if the id already exists , it’ll update that id, if not, iyt’ll add a new collection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43:08.028224058</meta:creation-date>
    <meta:generator>LibreOffice/7.3.7.2$Linux_X86_64 LibreOffice_project/30$Build-2</meta:generator>
    <dc:date>2022-12-15T15:08:11.905677584</dc:date>
    <meta:editing-duration>PT2H37M49S</meta:editing-duration>
    <meta:editing-cycles>49</meta:editing-cycles>
    <meta:document-statistic meta:table-count="0" meta:image-count="0" meta:object-count="0" meta:page-count="4" meta:paragraph-count="110" meta:word-count="861" meta:character-count="5243" meta:non-whitespace-character-count="4386"/>
  </office:meta>
</office:document-meta>
</file>